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2">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RROLLO DE SOFTWARE SEGURO Y RESISTENTE</text:p>
      <text:p text:style-name="P1"/>
      <text:list xml:id="list4476041684942841926" text:style-name="L1">
        <text:list-item>
          <text:p text:style-name="P4">Confidencialidad de la informacion :</text:p>
          <text:p text:style-name="P6">La confidencialidad es el objetivo de garantizar que la informacion se encuentro protegida con el acceso de usuarios no autorizados. Las medidas tipicas son el cifrado de datos en archivos y BD.</text:p>
          <text:p text:style-name="P6"/>
        </text:list-item>
        <text:list-item>
          <text:p text:style-name="P4">La integridad de la informacion:</text:p>
          <text:p text:style-name="P4"><text:span text:style-name="T1">Tiene que ver con la implementacion de controles para garantizar que la informacion no se pueda modificar sin la autorizacion adecuada y que la informacion almacenada no se pueda alterar. Es aplicable para informacion almacenada y en transito.</text:span> </text:p>
        </text:list-item>
        <text:list-item>
          <text:p text:style-name="P4">La disponibilidad de la informacion:</text:p>
          <text:p text:style-name="P6">Es garantizar que la informacion se encuentre disponible para los usuarios autorizados siempre que lo necesiten. Es un problema complicado que requiere una extensa planficacion y pruebas</text:p>
        </text:list-item>
      </text:list>
      <text:p text:style-name="P2"/>
      <text:p text:style-name="P3">CHAPTER 02 – CARACTERISTICAS DEL SOFTWARE SEGURO Y RESISTENTE</text:p>
      <text:p text:style-name="P3"/>
      <text:p text:style-name="P2">Los usuarios esperan que el software cumpla con los requisitos funcionales, estos son los requisitos que aparecen en las primeras fases de desarrollo, cuando un grupo de usuarios y consultores de sistemas se reunen para describir lo que necesitan.</text:p>
      <text:p text:style-name="P2"/>
      <text:p text:style-name="P3">“<text:span text:style-name="T2">Los requisitos no funcionales son los aspectos de calidad, seguridad, flexibilidad del software que solo aparecen en los documentos de requisitos cuando se añaden de manera deliberada”. </text:span></text:p>
      <text:p text:style-name="P7"/>
      <text:p text:style-name="P9">Prueba de requisitos no funcionales </text:p>
      <text:p text:style-name="P9"/>
      <text:p text:style-name="P7">Una vez que se desarrolla el software, las pruebas comienzan asegurandose que se cumplan con los requisitos funcionales. ¿Realiza lo que los usuarios especificaron que debia hacer? Las pruebas se desarrollan para cada caso de uso o escenario descrito por los usuarios y si el software se comporta como el caso de prueba lo indica, se pasa a las pruebas de aceptacion del usuario.</text:p>
      <text:p text:style-name="P7"/>
      <text:p text:style-name="P7">Las pruebas de software que se centran solo en las pruebas de funcionalidad para la aceptacion del usuario pueden descubrir errores o fallas en la forma en como opera el software. Si el sistema responde a las entradas de la manera como los usuarios esperan que responda, se sella como listo para enviar. Si el sistema responde de manera diferente, los errores se resuelven y se realizan pruebas sucesivas hasta que se comporte como se desea.</text:p>
      <text:p text:style-name="P7"/>
      <text:list xml:id="list4979684201131354229" text:style-name="L2">
        <text:list-item>
          <text:list>
            <text:list-item>
              <text:p text:style-name="P10">FAMILIA DE REQUISITOS NO FUNCIONALES</text:p>
              <text:p text:style-name="P8">El software resistente muestran varias caracteristicas que ayudan a mejorar la vida de todos los que tienen un interes o responsabilidad en el desarrollo. Estas caracteristicas son las siguientes:</text:p>
              <text:list>
                <text:list-item>
                  <text:p text:style-name="P8">Disponibilidad</text:p>
                </text:list-item>
                <text:list-item>
                  <text:p text:style-name="P8">Capacidad</text:p>
                </text:list-item>
                <text:list-item>
                  <text:p text:style-name="P8">Eficiencia</text:p>
                </text:list-item>
                <text:list-item>
                  <text:p text:style-name="P8">Extensibilidad</text:p>
                </text:list-item>
                <text:list-item>
                  <text:p text:style-name="P8">Interoperativa</text:p>
                </text:list-item>
                <text:list-item>
                  <text:p text:style-name="P8">Manejabilidad</text:p>
                </text:list-item>
                <text:list-item>
                  <text:p text:style-name="P8">Mantenibilidad</text:p>
                </text:list-item>
                <text:list-item>
                  <text:p text:style-name="P8">Actuacion</text:p>
                </text:list-item>
                <text:list-item>
                  <text:p text:style-name="P8">Portabilidad</text:p>
                </text:list-item>
                <text:list-item>
                  <text:p text:style-name="P8"><text:soft-page-break/>Intimidad</text:p>
                </text:list-item>
                <text:list-item>
                  <text:p text:style-name="P8">Recuperabilidad</text:p>
                </text:list-item>
                <text:list-item>
                  <text:p text:style-name="P8">Seguridad</text:p>
                </text:list-item>
                <text:list-item>
                  <text:p text:style-name="P8">Utilidad</text:p>
                </text:list-item>
              </text:list>
            </text:list-item>
            <text:list-item>
              <text:p text:style-name="P10">Disponilidad</text:p>
              <text:p text:style-name="P8">Para ayudar a los usuarios a determinar sus requisitos de disponibilidad, los expertos recomiendan hacer la siguiente preguntas:</text:p>
              <text:p text:style-name="P8">* ¿Cuales son las operaciones programadas? ¿que momento del dia yque dia de la semana espera usar el sistema o aplicación? Estas respuestas nos pueden ayudar identificar los momentos en que el sistema o la aplicación debe estar disponible. Normalmente las respuestas coinciden con los horarios normales de trabajo. Alternativamente, se puede establecer un procedimiento para que los usuarios soliciten la disponibilidad del sistema fuera del horario de oficina con al menos tres dias de anticipacion.</text:p>
              <text:p text:style-name="P8">* ¿Con que frecuencia puede tolerar las interrupciones del sistema durante los tiempo que esta utilizando el sistema o la aplicación? El objetivo es reconocer el impacto en los usuarios si el sistema deja de estar disponible. Por ejemplo, algunos usuarios pueden decir que toleran 2 veces al mes la suspension del servicio del sistema. Es posible que desee hacer esos cortes para tareas de mantenimiento, actualizaciones y otros fines de limpieza. Por ejemplo, un sistema debe estar en linea las 24 horas y 7 dias a la semana, aun puede requerir <text:s/>un tiempo de inactividad programado a la medianoche para realizar las copias de seguridad.</text:p>
              <text:p text:style-name="P10">Niveles y Mediciones de Disponibilidad</text:p>
              <text:p text:style-name="P8">Dependiendo de las respuestas a las preguntas anteriores, se debe poder especificar que categoria de disponibilidad requieren sus usuarios, luego procedemos con los pasos de diseño en consecuencia:</text:p>
              <text:p text:style-name="P8">* Alta disponibilidad: el sistema o la aplicación esta disponible durante horas de funcionamiento especificas sin interrupciones no planificadas</text:p>
              <text:p text:style-name="P8">* Operaciones continuas: el sistema o la aplicación esta disponible 24 horas del dia los 7 dias a la semana</text:p>
              <text:p text:style-name="P8">* Disponibilidad continua: el sistema o la aplicación esta disponible las 24 horas del dia los 7 dias de la semana sin interrupciones programadas o no programadas.</text:p>
            </text:list-item>
            <text:list-item>
              <text:p text:style-name="P10"/>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1T18:13:49.53</meta:creation-date>
    <dc:date>2018-01-08T19:56:59.03</dc:date>
    <dc:creator>cv </dc:creator>
    <meta:editing-duration>PT2H10S</meta:editing-duration>
    <meta:editing-cycles>7</meta:editing-cycles>
    <meta:generator>OpenOffice/4.1.4$Win32 OpenOffice.org_project/414m5$Build-9788</meta:generator>
    <meta:document-statistic meta:table-count="0" meta:image-count="0" meta:object-count="0" meta:page-count="2" meta:paragraph-count="37" meta:word-count="707" meta:character-count="4523"/>
  </office:meta>
</office:document-meta>
</file>